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15fe2b" officeooo:paragraph-rsid="0015fe2b"/>
    </style:style>
    <style:style style:name="P22" style:family="paragraph" style:parent-style-name="Standard">
      <style:text-properties officeooo:rsid="0015fe2b" officeooo:paragraph-rsid="001ac4d5"/>
    </style:style>
    <style:style style:name="P23" style:family="paragraph" style:parent-style-name="Standard">
      <style:text-properties officeooo:rsid="000d37ff" officeooo:paragraph-rsid="000d37ff"/>
    </style:style>
    <style:style style:name="P24" style:family="paragraph" style:parent-style-name="Standard">
      <style:text-properties officeooo:rsid="000d62ca" officeooo:paragraph-rsid="000d62ca"/>
    </style:style>
    <style:style style:name="P25" style:family="paragraph" style:parent-style-name="Standard">
      <style:text-properties officeooo:rsid="001118da" officeooo:paragraph-rsid="000f3faf"/>
    </style:style>
    <style:style style:name="P26" style:family="paragraph" style:parent-style-name="Standard">
      <style:text-properties officeooo:rsid="001420b8" officeooo:paragraph-rsid="001420b8"/>
    </style:style>
    <style:style style:name="P27" style:family="paragraph" style:parent-style-name="Standard">
      <style:text-properties officeooo:rsid="001420b8" officeooo:paragraph-rsid="000f3faf"/>
    </style:style>
    <style:style style:name="P28" style:family="paragraph" style:parent-style-name="Standard">
      <style:text-properties officeooo:rsid="001420b8" officeooo:paragraph-rsid="001760da"/>
    </style:style>
    <style:style style:name="P29" style:family="paragraph" style:parent-style-name="Standard">
      <style:text-properties officeooo:rsid="00148de7" officeooo:paragraph-rsid="00148de7"/>
    </style:style>
    <style:style style:name="P30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1" style:family="paragraph" style:parent-style-name="Standard">
      <style:text-properties officeooo:rsid="0017c753" officeooo:paragraph-rsid="0017c753"/>
    </style:style>
    <style:style style:name="P32" style:family="paragraph" style:parent-style-name="Standard">
      <style:text-properties officeooo:rsid="00194355" officeooo:paragraph-rsid="00194355"/>
    </style:style>
    <style:style style:name="P33" style:family="paragraph" style:parent-style-name="Standard">
      <style:text-properties officeooo:rsid="001a65a6" officeooo:paragraph-rsid="001a65a6"/>
    </style:style>
    <style:style style:name="P34" style:family="paragraph" style:parent-style-name="Standard">
      <style:text-properties officeooo:rsid="001ac4d5" officeooo:paragraph-rsid="001ac4d5"/>
    </style:style>
    <style:style style:name="P35" style:family="paragraph" style:parent-style-name="Standard">
      <style:text-properties officeooo:rsid="0018d049" officeooo:paragraph-rsid="0018d049"/>
    </style:style>
    <style:style style:name="P36" style:family="paragraph" style:parent-style-name="Standard">
      <style:text-properties officeooo:rsid="001ea322" officeooo:paragraph-rsid="001ea322"/>
    </style:style>
    <style:style style:name="P37" style:family="paragraph" style:parent-style-name="Standard">
      <style:text-properties officeooo:rsid="001ea322" officeooo:paragraph-rsid="001f6743"/>
    </style:style>
    <style:style style:name="P38" style:family="paragraph" style:parent-style-name="Standard">
      <style:text-properties officeooo:rsid="001cb76c" officeooo:paragraph-rsid="001cb76c"/>
    </style:style>
    <style:style style:name="P39" style:family="paragraph" style:parent-style-name="Standard">
      <style:text-properties officeooo:rsid="001f6743" officeooo:paragraph-rsid="001f6743"/>
    </style:style>
    <style:style style:name="P40" style:family="paragraph" style:parent-style-name="Standard">
      <style:text-properties officeooo:rsid="00148de7" officeooo:paragraph-rsid="00148de7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pan text:style-name="T2">a\ Download sw here: </text:span><text:a xlink:type="simple" xlink:href="http://www.perforce.com/downloads/"><text:span text:style-name="T2">http://www.perforce.com/downloads/</text:span></text:a></text:p>
      <text:p text:style-name="P5">b\ <text:span text:style-name="T5">(for P4V fast launch) </text:span></text:p>
      <text:p text:style-name="P8"><text:soft-page-break/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21">d\ p4 command line</text:p>
      <text:p text:style-name="P21">vi .bashrc</text:p>
      <text:p text:style-name="P21">export P4USER=paulz</text:p>
      <text:p text:style-name="P21">export P4CLIENT=paulz_Workstation_HP</text:p>
      <text:p text:style-name="P21"/>
      <text:p text:style-name="P34">e\ mapping</text:p>
      <text:p text:style-name="P22"><text:span text:style-name="T17">//depot/... </text:span><text:span text:style-name="T18">//paulz_Workstation_HP/depot/...</text:span></text:p>
      <text:p text:style-name="P34">//depot/sw/branches/9.5_staging/drivers/adf/... //paulz_Workstation_HP/depot/sw/branches/9.5_staging/drivers/wlan/adf/...</text:p>
      <text:p text:style-name="P34">//depot/sw/branches/9.5_staging/drivers/asf/... //paulz_Workstation_HP/depot/sw/branches/9.5_staging/drivers/wlan/asf/...</text:p>
      <text:p text:style-name="P34">//depot/sw/branches/art2_main/src/art2/driver/linux/... //paulz_Workstation_HP/depot/sw/branches/9.5_staging/apps/art/...</text:p>
      <text:p text:style-name="P34">//components/... //paulz_Workstation_HP/components/...</text:p>
      <text:p text:style-name="P34"/>
      <text:p text:style-name="P36">f\ install code collaborator</text:p>
      <text:p text:style-name="P36"><text:s text:c="3"/>I\ <text:s/>ulysses:8080 <text:s text:c="2"/>download 7.x version</text:p>
      <text:p text:style-name="P37"><text:s text:c="3"/><text:span text:style-name="T19">II\ install the jdk: using the “synaptic package manager” to install “openjdk-7-jre”</text:span></text:p>
      <text:p text:style-name="P37"><text:s text:c="3"/>II<text:span text:style-name="T19">I</text:span>\ <text:span text:style-name="T19">sudo ./ccollab_client_7_3_7304_unix.sh</text:span></text:p>
      <text:p text:style-name="P37"><text:span text:style-name="T19"><text:s text:c="9"/></text:span><text:a xlink:type="simple" xlink:href="http://ulysses:8080/"><text:span text:style-name="T19">http://ulysses:8080</text:span></text:a></text:p>
      <text:p text:style-name="P39"><text:s text:c="3"/>IV\ running the “Code collaborator client”, Setting the configuration </text:p>
      <text:p text:style-name="P39"><text:s text:c="3"/>V\ <text:s text:c="2"/>running the “p4v”: tools-&gt;manage the customer tool - &gt; import tools</text:p>
      <text:p text:style-name="P39"><text:s text:c="10"/>/usr/local/ccollab-cmdline/P4V-Tools-Import.xml</text:p>
      <text:p text:style-name="P39"><text:s text:c="4"/>VI\ <text:s/>Maybe you need to cp the p4 command to /usr/sbin directory.</text:p>
      <text:p text:style-name="P10"/>
      <text:p text:style-name="P19">6\ Enable 4 desktops</text:p>
      <text:p text:style-name="P23"><text:s text:c="5"/>System Settings - - &gt; Appearance - - &gt; Behavior : Select “Enable workspaces”</text:p>
      <text:p text:style-name="P23"/>
      <text:p text:style-name="P20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4"><text:s text:c="2"/>$ sudo apt-get install gcc g++ binutils patch bzip2 flex make \ </text:p>
      <text:p text:style-name="P24"><text:s text:c="2"/>gettext pkg-config unzip zlib1g-dev libc6-dev subversion libncurses5-dev gawk sharutils curl \ </text:p>
      <text:p text:style-name="P24"><text:s text:c="2"/>libxml-parser-perl</text:p>
      <text:p text:style-name="P13"><text:span text:style-name="T9"><text:s/>b\ </text:span><text:span text:style-name="T10">sudo apt-get install git-core</text:span></text:p>
      <text:p text:style-name="P14"><text:span text:style-name="T11"><text:s/>c\ </text:span><text:span text:style-name="T12">install repo</text:span></text:p>
      <text:p text:style-name="P25"><text:s text:c="4"/>mkdir ~/work/bin</text:p>
      <text:p text:style-name="P25"><text:soft-page-break/><text:s text:c="4"/>vi ~/.bashrc: <text:s text:c="2"/>export PATH=~/work/bin:$PATH</text:p>
      <text:p text:style-name="P26"><text:s text:c="4"/>curl https://dl-ssl.google.com/dl/googlesource/git-repo/repo &gt; ~/work/bin/repo </text:p>
      <text:p text:style-name="P26"><text:s text:c="4"/>chmod a+x ~/work/bin/repo</text:p>
      <text:p text:style-name="P26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6"><text:s text:c="4"/>git config –global user.name “Paul Zhang”</text:p>
      <text:p text:style-name="P26"><text:s text:c="4"/></text:p>
      <text:p text:style-name="P26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6"><text:s text:c="3"/><text:tab/><text:tab/>insteadOf = ssh://qca-git01.qualcomm.com:29418/</text:p>
      <text:p text:style-name="P26"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6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6"><text:tab/>Settings - - &gt; SSH Public keys - - &gt; Add key … - - &gt; add</text:p>
      <text:p text:style-name="P29"/>
      <text:p text:style-name="P29"><text:s/>f\ Create dir ~/work/Akronite</text:p>
      <text:p text:style-name="P29"><text:s text:c="5"/>repo init --config-name -u ssh://qca-git01.qualcomm.com:29418/releases/manifest/hyfi.git</text:p>
      <text:p text:style-name="P29"/>
      <text:p text:style-name="P29"><text:s text:c="5"/><text:span text:style-name="T20">if something like HTTP errors, please add this dir to path:</text:span></text:p>
      <text:p text:style-name="P29"><text:span text:style-name="T20"><text:s text:c="5"/>export PATH=$PATH:/usr/lib/git-core</text:span></text:p>
      <text:p text:style-name="P29"/>
      <text:p text:style-name="P29"><text:s text:c="5"/>repo sync</text:p>
      <text:p text:style-name="P30">8\ tools</text:p>
      <text:p text:style-name="P28"><text:span text:style-name="T15">sudo apt-get install cscope <text:s text:c="3"/>//</text:span><text:span text:style-name="T16">cscope -Rbq</text:span></text:p>
      <text:p text:style-name="P31">sudo apt-get install ctags <text:s text:c="6"/>//ctags -R</text:p>
      <text:p text:style-name="P35">sudo apt-get install meld</text:p>
      <text:p text:style-name="P38">sudo apt-get install vsftpd <text:s text:c="4"/>//sudo vi /etc/vsftpd.conf</text:p>
      <text:p text:style-name="P32"/>
      <text:p text:style-name="P32">man 3 printf</text:p>
      <text:p text:style-name="P32">man socket</text:p>
      <text:p text:style-name="P32"/>
      <text:p text:style-name="P33">sudo dpkg -i VNC-Server-5.0.5-Linux-x64.deb</text:p>
      <text:p text:style-name="P27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1T13:37:22</dc:date>
    <meta:editing-duration>PT4H17M17S</meta:editing-duration>
    <meta:editing-cycles>26</meta:editing-cycles>
    <meta:generator>LibreOffice/4.0.2.2$Linux_X86_64 LibreOffice_project/400m0$Build-2</meta:generator>
    <dc:creator>Paul Zhang</dc:creator>
    <meta:document-statistic meta:table-count="0" meta:image-count="0" meta:object-count="0" meta:page-count="3" meta:paragraph-count="118" meta:word-count="563" meta:character-count="4960" meta:non-whitespace-character-count="4155"/>
  </office:meta>
</office:document-meta>
</file>